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4.124cm"/>
    </style:style>
    <style:style style:name="co9" style:family="table-column">
      <style:table-column-properties fo:break-before="auto" style:column-width="6.112cm"/>
    </style:style>
    <style:style style:name="co10" style:family="table-column">
      <style:table-column-properties fo:break-before="auto" style:column-width="3.787cm"/>
    </style:style>
    <style:style style:name="co11" style:family="table-column">
      <style:table-column-properties fo:break-before="auto" style:column-width="3.674cm"/>
    </style:style>
    <style:style style:name="co12" style:family="table-column">
      <style:table-column-properties fo:break-before="auto" style:column-width="4.83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 style:data-style-name="N2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3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5"/>
          <table:table-cell table:style-name="ce3" office:value-type="string">
            <text:p>NUMERO DE EMPRESAS EN REGIMEN GENERAL 2009</text:p>
          </table:table-cell>
          <table:table-cell table:number-columns-repeated="10"/>
        </table:table-row>
        <table:table-row table:style-name="ro4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6"/>
        </table:table-row>
        <table:table-row table:style-name="ro5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5"/>
          <table:table-cell table:style-name="ce4" office:value-type="string">
            <text:p>Alumno: Fco. Javier Martín Martínez</text:p>
          </table:table-cell>
          <table:table-cell table:number-columns-repeated="10"/>
        </table:table-row>
        <table:table-row table:style-name="ro4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4">
          <table:table-cell office:value-type="string">
            <text:p>Banyabulfar</text:p>
          </table:table-cell>
          <table:table-cell office:value-type="float" office:value="21">
            <text:p>21</text:p>
          </table:table-cell>
          <table:table-cell table:number-columns-repeated="16"/>
        </table:table-row>
        <table:table-row table:style-name="ro4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6"/>
        </table:table-row>
        <table:table-row table:style-name="ro4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16"/>
        </table:table-row>
        <table:table-row table:style-name="ro4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16"/>
        </table:table-row>
        <table:table-row table:style-name="ro4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6"/>
        </table:table-row>
        <table:table-row table:style-name="ro4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6"/>
        </table:table-row>
        <table:table-row table:style-name="ro4">
          <table:table-cell office:value-type="string">
            <text:p>Santa Eugenia</text:p>
          </table:table-cell>
          <table:table-cell office:value-type="float" office:value="32">
            <text:p>32</text:p>
          </table:table-cell>
          <table:table-cell table:number-columns-repeated="16"/>
        </table:table-row>
        <table:table-row table:style-name="ro4">
          <table:table-cell office:value-type="string">
            <text:p>Deia</text:p>
          </table:table-cell>
          <table:table-cell office:value-type="float" office:value="35">
            <text:p>35</text:p>
          </table:table-cell>
          <table:table-cell table:number-columns-repeated="16"/>
        </table:table-row>
        <table:table-row table:style-name="ro4">
          <table:table-cell office:value-type="string">
            <text:p>Es Mitjorn Gran</text:p>
          </table:table-cell>
          <table:table-cell office:value-type="float" office:value="37">
            <text:p>37</text:p>
          </table:table-cell>
          <table:table-cell table:number-columns-repeated="16"/>
        </table:table-row>
        <table:table-row table:style-name="ro4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6"/>
        </table:table-row>
        <table:table-row table:style-name="ro4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6"/>
        </table:table-row>
        <table:table-row table:style-name="ro4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6"/>
        </table:table-row>
        <table:table-row table:style-name="ro6">
          <table:table-cell office:value-type="string">
            <text:p>Maria de la Salut</text:p>
          </table:table-cell>
          <table:table-cell table:style-name="ce2" office:value-type="float" office:value="53">
            <office:annotation office:display="true" draw:style-name="gr2" draw:text-style-name="P2" svg:width="7.343cm" svg:height="2.571cm" svg:x="7.616cm" svg:y="6.096cm" draw:caption-point-x="-0.61cm" draw:caption-point-y="1.503cm">
              <dc:creator>fm</dc:creator>
              <dc:date>2011-03-16T00:00:00</dc:date>
              <text:p text:style-name="P1"><text:span text:style-name="T1">PRIMER CUARTIL: como resultado de dividir los valores en tres partes iguales). A traves de la frecuencia absoluta acumulada (N1) dividirlo por el numero total de valores (67) y multiplicado por 100 dando lugar a el porcentaje acumulado P1 (25,3 %).</text:span></text:p>
            </office:annotation>
            <text:p>53</text:p>
          </table:table-cell>
          <table:table-cell table:number-columns-repeated="16"/>
        </table:table-row>
        <table:table-row table:style-name="ro4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16"/>
        </table:table-row>
        <table:table-row table:style-name="ro4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table:number-columns-repeated="16"/>
        </table:table-row>
        <table:table-row table:style-name="ro7">
          <table:table-cell office:value-type="string">
            <text:p>Valldemosa</text:p>
          </table:table-cell>
          <table:table-cell office:value-type="float" office:value="72">
            <text:p>72</text:p>
          </table:table-cell>
          <table:table-cell table:number-columns-repeated="6"/>
          <table:table-cell table:style-name="ce5"/>
          <table:table-cell table:style-name="ce1"/>
          <table:table-cell table:style-name="ce1" office:value-type="string">
            <text:p>Frec.Absoluta n1</text:p>
          </table:table-cell>
          <table:table-cell table:style-name="ce1" office:value-type="string">
            <text:p>Frec.Acumulada N1</text:p>
          </table:table-cell>
          <table:table-cell table:style-name="ce1" office:value-type="string">
            <text:p>frec.Relativa f1</text:p>
          </table:table-cell>
          <table:table-cell table:style-name="ce1" office:value-type="string">
            <text:p>Frec.Rel. Acumulada F1</text:p>
          </table:table-cell>
          <table:table-cell table:style-name="ce1" office:value-type="string">
            <text:p>Porcentaje p1</text:p>
          </table:table-cell>
          <table:table-cell table:style-name="ce1" office:value-type="string">
            <text:p>Procentaje P1</text:p>
          </table:table-cell>
          <table:table-cell table:style-name="ce1"/>
          <table:table-cell table:style-name="ce1" office:value-type="string">
            <text:p>Frecuencia media</text:p>
          </table:table-cell>
        </table:table-row>
        <table:table-row table:style-name="ro6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7"/>
          <table:table-cell table:style-name="ce1" table:number-columns-repeated="9"/>
        </table:table-row>
        <table:table-row table:style-name="ro6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7"/>
          <table:table-cell table:style-name="ce6" office:value-type="string">
            <text:p>&lt; 50</text:p>
          </table:table-cell>
          <table:table-cell table:number-columns-repeated="2" table:style-name="ce8" office:value-type="float" office:value="16">
            <text:p>16</text:p>
          </table:table-cell>
          <table:table-cell table:number-columns-repeated="2" table:style-name="ce8" office:value-type="float" office:value="0.239">
            <text:p>0,239</text:p>
          </table:table-cell>
          <table:table-cell table:number-columns-repeated="2" table:style-name="ce8" office:value-type="float" office:value="23.9">
            <text:p>23,9</text:p>
          </table:table-cell>
          <table:table-cell table:style-name="ce8"/>
          <table:table-cell table:style-name="ce8" office:value-type="float" office:value="37.5">
            <text:p>37,5</text:p>
          </table:table-cell>
        </table:table-row>
        <table:table-row table:style-name="ro6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7"/>
          <table:table-cell table:style-name="ce6" office:value-type="string">
            <text:p>50-25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0.373">
            <text:p>0,373</text:p>
          </table:table-cell>
          <table:table-cell table:style-name="ce8" office:value-type="float" office:value="0.612">
            <text:p>0,612</text:p>
          </table:table-cell>
          <table:table-cell table:style-name="ce8" office:value-type="float" office:value="37.3">
            <text:p>37,3</text:p>
          </table:table-cell>
          <table:table-cell table:style-name="ce8" office:value-type="float" office:value="61.2">
            <text:p>61,2</text:p>
          </table:table-cell>
          <table:table-cell table:style-name="ce8"/>
          <table:table-cell table:style-name="ce8" office:value-type="float" office:value="150">
            <text:p>150</text:p>
          </table:table-cell>
        </table:table-row>
        <table:table-row table:style-name="ro6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7"/>
          <table:table-cell table:style-name="ce6" office:value-type="string">
            <text:p>250-5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0.149">
            <text:p>0,149</text:p>
          </table:table-cell>
          <table:table-cell table:style-name="ce8" office:value-type="float" office:value="0.761">
            <text:p>0,761</text:p>
          </table:table-cell>
          <table:table-cell table:style-name="ce8" office:value-type="float" office:value="14.9">
            <text:p>14,9</text:p>
          </table:table-cell>
          <table:table-cell table:style-name="ce8" office:value-type="float" office:value="76.1">
            <text:p>76,1</text:p>
          </table:table-cell>
          <table:table-cell table:style-name="ce8"/>
          <table:table-cell table:style-name="ce8" office:value-type="float" office:value="375">
            <text:p>375</text:p>
          </table:table-cell>
        </table:table-row>
        <table:table-row table:style-name="ro6">
          <table:table-cell office:value-type="string">
            <text:p>Alaro</text:p>
          </table:table-cell>
          <table:table-cell office:value-type="float" office:value="96">
            <text:p>96</text:p>
          </table:table-cell>
          <table:table-cell table:number-columns-repeated="7"/>
          <table:table-cell table:style-name="ce6" office:value-type="string">
            <text:p>500-75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0.089">
            <text:p>0,089</text:p>
          </table:table-cell>
          <table:table-cell table:style-name="ce8" office:value-type="float" office:value="0.858">
            <text:p>0,858</text:p>
          </table:table-cell>
          <table:table-cell table:style-name="ce8" office:value-type="float" office:value="8.9">
            <text:p>8,9</text:p>
          </table:table-cell>
          <table:table-cell table:style-name="ce8" office:value-type="float" office:value="85.8">
            <text:p>85,8</text:p>
          </table:table-cell>
          <table:table-cell table:style-name="ce8"/>
          <table:table-cell table:style-name="ce8" office:value-type="float" office:value="625">
            <text:p>625</text:p>
          </table:table-cell>
        </table:table-row>
        <table:table-row table:style-name="ro6">
          <table:table-cell office:value-type="string">
            <text:p>Lloseta</text:p>
          </table:table-cell>
          <table:table-cell table:style-name="ce2" office:value-type="float" office:value="116">
            <text:p>116</text:p>
          </table:table-cell>
          <table:table-cell table:number-columns-repeated="7"/>
          <table:table-cell table:style-name="ce6" office:value-type="string">
            <text:p>750-100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0.045">
            <text:p>0,045</text:p>
          </table:table-cell>
          <table:table-cell table:style-name="ce8" office:value-type="float" office:value="0.895">
            <text:p>0,895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89.5">
            <text:p>89,5</text:p>
          </table:table-cell>
          <table:table-cell table:style-name="ce8"/>
          <table:table-cell table:style-name="ce8" office:value-type="float" office:value="875">
            <text:p>875</text:p>
          </table:table-cell>
        </table:table-row>
        <table:table-row table:style-name="ro6">
          <table:table-cell office:value-type="string">
            <text:p>Algaida</text:p>
          </table:table-cell>
          <table:table-cell table:style-name="ce2" office:value-type="float" office:value="116">
            <text:p>116</text:p>
          </table:table-cell>
          <table:table-cell table:number-columns-repeated="7"/>
          <table:table-cell table:style-name="ce6" office:value-type="string">
            <text:p>&gt; 100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0.104">
            <text:p>0,10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.4">
            <text:p>10,4</text:p>
          </table:table-cell>
          <table:table-cell table:style-name="ce8" office:value-type="float" office:value="100">
            <text:p>100</text:p>
          </table:table-cell>
          <table:table-cell table:style-name="ce8"/>
          <table:table-cell table:style-name="ce8" office:value-type="float" office:value="1500">
            <text:p>1500</text:p>
          </table:table-cell>
        </table:table-row>
        <table:table-row table:style-name="ro6">
          <table:table-cell office:value-type="string">
            <text:p>Esporlas</text:p>
          </table:table-cell>
          <table:table-cell table:style-name="ce2" office:value-type="float" office:value="116">
            <office:annotation office:display="true" draw:style-name="gr2" draw:text-style-name="P2" svg:width="5.4cm" svg:height="0.596cm" svg:x="7.616cm" svg:y="12.63cm" draw:caption-point-x="-0.61cm" draw:caption-point-y="1.503cm">
              <dc:creator>fm</dc:creator>
              <dc:date>2011-03-05T00:00:00</dc:date>
              <text:p text:style-name="P1"><text:span text:style-name="T1">MODA o valor mas frecuente</text:span></text:p>
            </office:annotation>
            <text:p>116</text:p>
          </table:table-cell>
          <table:table-cell table:number-columns-repeated="16"/>
        </table:table-row>
        <table:table-row table:style-name="ro8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5"/>
          <table:table-cell table:style-name="ce9" table:formula="of:=SUMPRODUCT ([.R22:.R27];[.K22:.K27])/SUM ([.K22:.K27])" office:value-type="float" office:value="372.761194029851">
            <office:annotation office:display="true" draw:style-name="gr3" draw:text-style-name="P2" svg:width="8.961cm" svg:height="0.991cm" svg:x="62.293cm" svg:y="13.247cm" draw:caption-point-x="-0.61cm" draw:caption-point-y="1.506cm">
              <dc:creator>fm</dc:creator>
              <dc:date>2011-03-12T00:00:00</dc:date>
              <text:p text:style-name="P1"><text:span text:style-name="T1">MEDIA, aplicada con las marcas de clase 25 y 2000 respectivamente</text:span></text:p>
            </office:annotation>
            <text:p>372,76</text:p>
          </table:table-cell>
        </table:table-row>
        <table:table-row table:style-name="ro4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6"/>
        </table:table-row>
        <table:table-row table:style-name="ro7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7" office:value-type="string">
            <text:p><text:span text:style-name="T2">MEDIA</text:span>: Aplicada con las marcas de clase 25 y 2000 respectivamente = <text:span text:style-name="T2">372,76</text:span></text:p>
          </table:table-cell>
          <table:table-cell table:number-columns-repeated="8"/>
        </table:table-row>
        <table:table-row table:style-name="ro4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6"/>
        </table:table-row>
        <table:table-row table:style-name="ro4">
          <table:table-cell office:value-type="string">
            <text:p>Porreras</text:p>
          </table:table-cell>
          <table:table-cell office:value-type="float" office:value="158">
            <text:p>158</text:p>
          </table:table-cell>
          <table:table-cell table:number-columns-repeated="16"/>
        </table:table-row>
        <table:table-row table:style-name="ro7">
          <table:table-cell office:value-type="string">
            <text:p>Ferreries</text:p>
          </table:table-cell>
          <table:table-cell table:style-name="ce2" office:value-type="float" office:value="164">
            <office:annotation office:display="true" draw:style-name="gr2" draw:text-style-name="P2" svg:width="7.281cm" svg:height="0.991cm" svg:x="7.616cm" svg:y="15.997cm" draw:caption-point-x="-0.61cm" draw:caption-point-y="1.503cm">
              <dc:creator>fm</dc:creator>
              <dc:date>2011-03-05T00:00:00</dc:date>
              <text:p text:style-name="P1"><text:span text:style-name="T1">MEDIA (valor que ocupa el “lugar central” de los 67 municipios (34)</text:span></text:p>
            </office:annotation>
            <text:p>164</text:p>
          </table:table-cell>
          <table:table-cell table:number-columns-repeated="7"/>
          <table:table-cell table:style-name="ce7" office:value-type="string">
            <text:p><text:span text:style-name="T2">MODA:</text:span> Observando la tabla vemos que el valor máximo se da en el intervalo 50-250. La moda se calcula como el valor medio del intervalo, es decir, moda= 50+250/2 = <text:span text:style-name="T2">150.</text:span></text:p>
          </table:table-cell>
          <table:table-cell table:number-columns-repeated="8"/>
        </table:table-row>
        <table:table-row table:style-name="ro4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6"/>
        </table:table-row>
        <table:table-row table:style-name="ro4">
          <table:table-cell office:value-type="string">
            <text:p>Sant Llorenc des Cardessar</text:p>
          </table:table-cell>
          <table:table-cell office:value-type="float" office:value="190">
            <text:p>190</text:p>
          </table:table-cell>
          <table:table-cell table:number-columns-repeated="16"/>
        </table:table-row>
        <table:table-row table:style-name="ro7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7"/>
          <table:table-cell table:style-name="ce7" office:value-type="string">
            <text:p><text:span text:style-name="T2">MEDIANA</text:span>: la calculamos buscando el primer valor cuyo porcentaje acumulado sea superior o igual a 50%. En este caso la solución es 50-250 con un porcentaje acumulado de 61,2 %. De forma mas precisa, 50 + 50%.67- 16/25 . (250 – 50) =<text:span text:style-name="T2"> 190</text:span></text:p>
          </table:table-cell>
          <table:table-cell table:number-columns-repeated="8"/>
        </table:table-row>
        <table:table-row table:style-name="ro4"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table:number-columns-repeated="16"/>
        </table:table-row>
        <table:table-row table:style-name="ro4">
          <table:table-cell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number-columns-repeated="16"/>
        </table:table-row>
        <table:table-row table:style-name="ro7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7"/>
          <table:table-cell table:style-name="ce7" office:value-type="string">
            <text:p><text:span text:style-name="T2">PRIMER CUARTI</text:span>L: Similar al de la mediana, Li = 50, Li+1 = 250, ni = 25, Ni-1 = 16 y N = 67 <text:s text:c="4"/>50 + 25% . 67 – 16 / 25 . (250 – 50) = <text:span text:style-name="T2">56</text:span></text:p>
          </table:table-cell>
          <table:table-cell table:number-columns-repeated="8"/>
        </table:table-row>
        <table:table-row table:style-name="ro4">
          <table:table-cell office:value-type="string">
            <text:p>Arta</text:p>
          </table:table-cell>
          <table:table-cell office:value-type="float" office:value="248">
            <text:p>248</text:p>
          </table:table-cell>
          <table:table-cell table:number-columns-repeated="16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6"/>
        </table:table-row>
        <table:table-row table:style-name="ro7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7"/>
          <table:table-cell table:style-name="ce7" office:value-type="string">
            <text:p><text:span text:style-name="T2">TERCER CUARTI</text:span>L: Similar al anterior, Li = 250, Li+ 1 = 500, ni = 10, Ni-1 = 41 y N = 67 <text:s text:c="9"/>250 + 75% . 67 – 41 / 10 . (500 – 250) =<text:span text:style-name="T2"> 481,25</text:span></text:p>
          </table:table-cell>
          <table:table-cell table:number-columns-repeated="8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6"/>
        </table:table-row>
        <table:table-row table:style-name="ro4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6"/>
        </table:table-row>
        <table:table-row table:style-name="ro4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6"/>
        </table:table-row>
        <table:table-row table:style-name="ro4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6"/>
        </table:table-row>
        <table:table-row table:style-name="ro4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5"/>
          <table:table-cell>
            <draw:frame table:end-cell-address="Hoja1.M66" table:end-x="0.674cm" table:end-y="0.4cm" draw:z-index="6" draw:style-name="gr1" svg:width="18.978cm" svg:height="8.669cm" svg:x="0.374cm" svg:y="0.339cm">
              <draw:object draw:notify-on-update-of-ranges="Hoja1.J22:Hoja1.J27 Hoja1.K22:Hoja1.K27" xlink:href="./Object 1" xlink:type="simple" xlink:show="embed" xlink:actuate="onLoad"/>
              <draw:image xlink:href="./ObjectReplacements/Object 1" xlink:type="simple" xlink:show="embed" xlink:actuate="onLoad"/>
              <svg:title>NUMERO DE EMPRESAS EN REGIMEN GENERAL ISLAS BALEARES (FRECUENCIAS)</svg:title>
            </draw:frame>
          </table:table-cell>
          <table:table-cell table:number-columns-repeated="10"/>
        </table:table-row>
        <table:table-row table:style-name="ro4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table:number-columns-repeated="11"/>
          <table:table-cell>
            <draw:frame table:end-cell-address="Hoja1.S69" table:end-x="0.147cm" table:end-y="0.27cm" draw:z-index="7" draw:style-name="gr1" svg:width="20.563cm" svg:height="9.559cm" svg:x="0.183cm" svg:y="0.39cm">
              <draw:object draw:notify-on-update-of-ranges="Hoja1.J22:Hoja1.J27 Hoja1.O22:Hoja1.O22 Hoja1.O22:Hoja1.O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4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6"/>
        </table:table-row>
        <table:table-row table:style-name="ro6">
          <table:table-cell office:value-type="string">
            <text:p>Son Servera</text:p>
          </table:table-cell>
          <table:table-cell table:style-name="ce2" office:value-type="float" office:value="451">
            <office:annotation office:display="true" draw:style-name="gr2" draw:text-style-name="P2" svg:width="7.093cm" svg:height="2.571cm" svg:x="7.616cm" svg:y="24.597cm" draw:caption-point-x="-0.61cm" draw:caption-point-y="1.503cm">
              <dc:creator>fm</dc:creator>
              <dc:date>2011-03-16T00:00:00</dc:date>
              <text:p text:style-name="P1"><text:span text:style-name="T1">TERCER CUARTIL: como resultado de dividir los valores en tres partes iguales). A traves de la frecuencia absoluta acumulada N1, dvidirlo por el número total de valores (67) y multiplicado por 100 dando lugar l procentaje acumulado P1 (76,1 %)</text:span></text:p>
            </office:annotation>
            <text:p>451</text:p>
          </table:table-cell>
          <table:table-cell table:number-columns-repeated="16"/>
        </table:table-row>
        <table:table-row table:style-name="ro4">
          <table:table-cell office:value-type="string">
            <text:p>Santanyi</text:p>
          </table:table-cell>
          <table:table-cell office:value-type="float" office:value="523">
            <text:p>523</text:p>
          </table:table-cell>
          <table:table-cell table:number-columns-repeated="16"/>
        </table:table-row>
        <table:table-row table:style-name="ro4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6"/>
        </table:table-row>
        <table:table-row table:style-name="ro4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16"/>
        </table:table-row>
        <table:table-row table:style-name="ro4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6"/>
        </table:table-row>
        <table:table-row table:style-name="ro4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16"/>
        </table:table-row>
        <table:table-row table:style-name="ro4">
          <table:table-cell office:value-type="string">
            <text:p>Sant Joseph de Sa Talaia</text:p>
          </table:table-cell>
          <table:table-cell office:value-type="float" office:value="710">
            <text:p>710</text:p>
          </table:table-cell>
          <table:table-cell table:number-columns-repeated="16"/>
        </table:table-row>
        <table:table-row table:style-name="ro4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6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6"/>
        </table:table-row>
        <table:table-row table:style-name="ro4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6"/>
        </table:table-row>
        <table:table-row table:style-name="ro4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table:number-columns-repeated="16"/>
        </table:table-row>
        <table:table-row table:style-name="ro4">
          <table:table-cell office:value-type="string">
            <text:p>Santa Eulalia del Riu</text:p>
          </table:table-cell>
          <table:table-cell office:value-type="float" office:value="1187">
            <text:p>1187</text:p>
          </table:table-cell>
          <table:table-cell table:number-columns-repeated="16"/>
        </table:table-row>
        <table:table-row table:style-name="ro4">
          <table:table-cell office:value-type="string">
            <text:p>Mao</text:p>
          </table:table-cell>
          <table:table-cell office:value-type="float" office:value="1315">
            <text:p>1315</text:p>
          </table:table-cell>
          <table:table-cell table:number-columns-repeated="16"/>
        </table:table-row>
        <table:table-row table:style-name="ro4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6"/>
        </table:table-row>
        <table:table-row table:style-name="ro4"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table:number-columns-repeated="16"/>
        </table:table-row>
        <table:table-row table:style-name="ro4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6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16"/>
        </table:table-row>
        <table:table-row table:style-name="ro6">
          <table:table-cell/>
          <table:table-cell table:style-name="ce2" office:value-type="float" office:value="566.134">
            <office:annotation office:display="true" draw:style-name="gr2" draw:text-style-name="P2" svg:width="5.867cm" svg:height="1.386cm" svg:x="7.616cm" svg:y="32.714cm" draw:caption-point-x="-0.61cm" draw:caption-point-y="1.503cm">
              <dc:creator>fm</dc:creator>
              <dc:date>2011-03-05T00:00:00</dc:date>
              <text:p text:style-name="P1"><text:span text:style-name="T1">MITJANA O MEDIA ARITMETICA (suma de todos los datos y dividido por el numero total).</text:span></text:p>
            </office:annotation>
            <text:p>566,134</text:p>
          </table:table-cell>
          <table:table-cell table:number-columns-repeated="16"/>
        </table:table-row>
        <table:table-row table:style-name="ro2" table:number-rows-repeated="7">
          <table:table-cell table:number-columns-repeated="18"/>
        </table:table-row>
        <table:table-row table:style-name="ro6">
          <table:table-cell table:style-name="ce1" office:value-type="string">
            <text:p>moda</text:p>
          </table:table-cell>
          <table:table-cell table:style-name="ce1" table:formula="of:=MODE([.B1:.B67])" office:value-type="float" office:value="116">
            <text:p>116</text:p>
          </table:table-cell>
          <table:table-cell table:number-columns-repeated="16"/>
        </table:table-row>
        <table:table-row table:style-name="ro7">
          <table:table-cell table:style-name="ce1" office:value-type="string">
            <text:p>mitjana</text:p>
          </table:table-cell>
          <table:table-cell table:style-name="ce1" table:formula="of:=AVERAGE([.B1:.B67])" office:value-type="float" office:value="566.134328358209">
            <text:p>566,1343283582</text:p>
          </table:table-cell>
          <table:table-cell table:number-columns-repeated="16"/>
        </table:table-row>
        <table:table-row table:style-name="ro6">
          <table:table-cell table:style-name="ce1" office:value-type="string">
            <text:p>mediana</text:p>
          </table:table-cell>
          <table:table-cell table:style-name="ce1" table:formula="of:=MEDIAN([.B1:.B67])" office:value-type="float" office:value="164">
            <text:p>164</text:p>
          </table:table-cell>
          <table:table-cell table:number-columns-repeated="16"/>
        </table:table-row>
        <table:table-row table:style-name="ro7">
          <table:table-cell table:style-name="ce1" office:value-type="string">
            <text:p>primer cuartil</text:p>
          </table:table-cell>
          <table:table-cell table:style-name="ce1" office:value-type="string">
            <text:p>53 (posicion 17)</text:p>
          </table:table-cell>
          <table:table-cell table:number-columns-repeated="16"/>
        </table:table-row>
        <table:table-row table:style-name="ro7">
          <table:table-cell table:style-name="ce1" office:value-type="string">
            <text:p>tercer cuartil</text:p>
          </table:table-cell>
          <table:table-cell table:style-name="ce1" office:value-type="string">
            <text:p>451 (posición 51)</text:p>
          </table:table-cell>
          <table:table-cell table:number-columns-repeated="16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00:41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javier martinez</meta:initial-creator>
    <meta:creation-date>2011-03-05T08:07:27.61</meta:creation-date>
    <dc:date>2011-03-16T00:41:28.46</dc:date>
    <dc:creator>francisco javier martinez</dc:creator>
    <meta:editing-duration>PT6H29M43S</meta:editing-duration>
    <meta:editing-cycles>30</meta:editing-cycles>
    <meta:generator>OpenOffice.org/3.3$Win32 OpenOffice.org_project/330m20$Build-9567</meta:generator>
    <meta:document-statistic meta:table-count="3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79cm" svg:height="8.67cm" xlink:href=".." xlink:type="simple" chart:class="chart:bar" chart:style-name="ch1">
        <chart:title svg:x="2.5cm" svg:y="0.309cm" chart:style-name="ch2">
          <text:p>NUMERO DE EMPRESAS EN REGIMEN GENERAL ISLAS BALEARES</text:p>
        </chart:title>
        <chart:subtitle svg:x="8.043cm" svg:y="1.261cm" chart:style-name="ch3">
          <text:p>FRECUENCIAS</text:p>
        </chart:subtitle>
        <chart:plot-area chart:style-name="ch4" table:cell-range-address="Hoja1.J22:Hoja1.K27" chart:data-source-has-labels="column" svg:x="0.829cm" svg:y="2.29cm" svg:width="17.392cm" svg:height="5.787cm">
          <chartooo:coordinate-region svg:x="1.45cm" svg:y="2.502cm" svg:width="16.771cm" svg:height="4.902cm"/>
          <chart:axis chart:dimension="x" chart:name="primary-x" chart:style-name="ch5">
            <chart:categories table:cell-range-address="Hoja1.J22:Hoja1.J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K22:Hoja1.K2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&lt; 50</text:p>
                <draw:g>
                  <svg:desc>Hoja1.J22:Hoja1.J27</svg:desc>
                </draw:g>
              </table:table-cell>
              <table:table-cell office:value-type="float" office:value="16">
                <text:p>16</text:p>
                <draw:g>
                  <svg:desc>Hoja1.K22:Hoja1.K27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64cm" svg:height="9.56cm" xlink:href=".." xlink:type="simple" chart:class="chart:circle" chart:style-name="ch1">
        <chart:title svg:x="3.293cm" svg:y="0.327cm" chart:style-name="ch2">
          <text:p>NUMERO DE EMPRESAS EN REGIMEN GENERAL ISLAS BALEARES</text:p>
        </chart:title>
        <chart:subtitle svg:x="8.77cm" svg:y="1.297cm" chart:style-name="ch3">
          <text:p>PORCENTAJES</text:p>
        </chart:subtitle>
        <chart:legend chart:legend-position="end" svg:x="18.353cm" svg:y="3.282cm" chart:style-name="ch4"/>
        <chart:plot-area chart:style-name="ch5" table:cell-range-address="Hoja1.J22:Hoja1.J27 Hoja1.O22:Hoja1.O27" chart:data-source-has-labels="both" svg:x="0.411cm" svg:y="2.171cm" svg:width="17.531cm" svg:height="7.198cm">
          <chartooo:coordinate-region svg:x="5.881cm" svg:y="2.674cm" svg:width="6.266cm" svg:height="6.266cm"/>
          <chart:axis chart:dimension="x" chart:name="primary-x" chart:style-name="ch6">
            <chart:categories table:cell-range-address="Hoja1.J22:Hoja1.J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22:Hoja1.O27" chart:label-cell-address="Hoja1.O22:Hoja1.O2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3,9</text:p>
                <draw:g>
                  <svg:desc>Hoja1.O22:Hoja1.O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 50</text:p>
                <draw:g>
                  <svg:desc>Hoja1.J22:Hoja1.J27</svg:desc>
                </draw:g>
              </table:table-cell>
              <table:table-cell office:value-type="float" office:value="23.9">
                <text:p>23.9</text:p>
                <draw:g>
                  <svg:desc>Hoja1.O22:Hoja1.O27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&gt; 1000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